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0548"/>
    </style:style>
    <style:style style:name="P2" style:family="paragraph" style:parent-style-name="Standard">
      <style:text-properties officeooo:rsid="001b0548" officeooo:paragraph-rsid="001b0548"/>
    </style:style>
    <style:style style:name="P3" style:family="paragraph" style:parent-style-name="Standard">
      <style:text-properties officeooo:rsid="001eb7c4" officeooo:paragraph-rsid="001eb7c4"/>
    </style:style>
    <style:style style:name="P4" style:family="paragraph" style:parent-style-name="Standard">
      <style:text-properties officeooo:rsid="001eb7c4" officeooo:paragraph-rsid="001eb7c4"/>
    </style:style>
    <style:style style:name="P5" style:family="paragraph" style:parent-style-name="Standard">
      <style:text-properties officeooo:rsid="001eb7c4" officeooo:paragraph-rsid="0022427e"/>
    </style:style>
    <style:style style:name="P6" style:family="paragraph" style:parent-style-name="Standard">
      <style:text-properties officeooo:rsid="001eb7c4" officeooo:paragraph-rsid="00231b15"/>
    </style:style>
    <style:style style:name="P7" style:family="paragraph" style:parent-style-name="Standard">
      <style:text-properties officeooo:rsid="00232bb4" officeooo:paragraph-rsid="00232bb4"/>
    </style:style>
    <style:style style:name="P8" style:family="paragraph" style:parent-style-name="Standard">
      <style:text-properties fo:font-weight="bold" officeooo:rsid="001b0548" officeooo:paragraph-rsid="001eb7c4" style:font-weight-asian="bold" style:font-weight-complex="bold"/>
    </style:style>
    <style:style style:name="P9" style:family="paragraph" style:parent-style-name="Standard">
      <style:text-properties fo:font-weight="bold" officeooo:rsid="00232bb4" officeooo:paragraph-rsid="00232bb4" style:font-weight-asian="bold" style:font-weight-complex="bold"/>
    </style:style>
    <style:style style:name="P10" style:family="paragraph" style:parent-style-name="Standard">
      <style:text-properties fo:font-weight="bold" officeooo:rsid="001eb7c4" officeooo:paragraph-rsid="00231b15" style:font-weight-asian="bold" style:font-weight-complex="bold"/>
    </style:style>
    <style:style style:name="T1" style:family="text">
      <style:text-properties officeooo:rsid="0022427e"/>
    </style:style>
    <style:style style:name="T2" style:family="text">
      <style:text-properties officeooo:rsid="00231b15"/>
    </style:style>
    <style:style style:name="T3" style:family="text">
      <style:text-properties officeooo:rsid="00241c26"/>
    </style:style>
    <style:style style:name="T4" style:family="text">
      <style:text-properties fo:font-weight="bold" style:font-weight-asian="bold" style:font-weight-complex="bold"/>
    </style:style>
    <style:style style:name="T5" style:family="text">
      <style:text-properties fo:font-weight="bold" officeooo:rsid="00241c26"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241c26"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1"/><text:span text:style-name="T6">Proposal talk </text:span><text:span text:style-name="T7">Silicon Moutain conference </text:span></text:p>
      <text:p text:style-name="P2"><text:span text:style-name="T5">Title </text:span><text:span text:style-name="T4">Talk:</text:span> <text:s/>impact Netlogo has on education and research</text:p>
      <text:p text:style-name="P2"/>
      <text:p text:style-name="P8">Abstract</text:p>
      <text:p text:style-name="P3">Netlogo is a is a multi-agent programmable modeling environment used by tens of thousands of students, teachers and researchers worldwide. </text:p>
      <text:p text:style-name="P5">Being an intern in Netlogo through Google summer of code is a great experience though the internship just began. Why is it a great experience? Learning to communicate and work with people worldwide without necessarily being at the same place and learning more about open source organisation from the inside.</text:p>
      <text:p text:style-name="P5"/>
      <text:p text:style-name="P6"><text:span text:style-name="T1">Netlogo is n agent-based simulation Software founded by Uri Wiliensky through the Center of Connected Learning. It is very important for us to know the importance of simulating models, real life situation and even research topics as it will help others to grasp within minutes what you intend.</text:span></text:p>
      <text:p text:style-name="P6"/>
      <text:p text:style-name="P9">Outline</text:p>
      <text:p text:style-name="P7">What is Netlogo?</text:p>
      <text:p text:style-name="P7">How is it important?</text:p>
      <text:p text:style-name="P7">Basic concepts</text:p>
      <text:p text:style-name="P7">Netlogo in Education and research</text:p>
      <text:p text:style-name="P7">Why is it important in Education?</text:p>
      <text:p text:style-name="P7">Sample model</text:p>
      <text:p text:style-name="P7">Conclusion</text:p>
      <text:p text:style-name="P6"/>
      <text:p text:style-name="P10"><text:span text:style-name="T2">Key takeaway</text:span></text:p>
      <text:p text:style-name="P6"><text:span text:style-name="T2">Sample model will be presented to attendees and if enough time do a small hands on</text:span> </text:p>
      <text:p text:style-name="P6"/>
      <text:p text:style-name="P9">Link to slide</text:p>
      <text:p text:style-name="P7"/>
      <text:p text:style-name="P7">https://onedrive.live.com/redir?resid=758CB9FB494BBA49!1028&amp;authkey=!ACD71GUhltqKvZ8&amp;ithint=file%2cpptx</text:p>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0:28:22.454674758</meta:creation-date>
    <dc:date>2016-06-03T08:34:09.673079800</dc:date>
    <meta:editing-duration>PT35M39S</meta:editing-duration>
    <meta:editing-cycles>4</meta:editing-cycles>
    <meta:generator>LibreOffice/5.0.4.2$Linux_x86 LibreOffice_project/2b9802c1994aa0b7dc6079e128979269cf95bc78</meta:generator>
    <meta:document-statistic meta:table-count="0" meta:image-count="0" meta:object-count="0" meta:page-count="1" meta:paragraph-count="18" meta:word-count="179" meta:character-count="1242" meta:non-whitespace-character-count="1036"/>
  </office:meta>
</office:document-meta>
</file>